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ucida Grande" svg:font-family="'Lucida Grande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7.2in" style:page-number="auto" table:align="center" style:writing-mode="lr-tb"/>
    </style:style>
    <style:style style:name="Table1.A" style:family="table-column">
      <style:table-column-properties style:column-width="1.0479in"/>
    </style:style>
    <style:style style:name="Table1.B" style:family="table-column">
      <style:table-column-properties style:column-width="2.5618in"/>
    </style:style>
    <style:style style:name="Table1.C" style:family="table-column">
      <style:table-column-properties style:column-width="1.1868in"/>
    </style:style>
    <style:style style:name="Table1.D" style:family="table-column">
      <style:table-column-properties style:column-width="2.4035in"/>
    </style:style>
    <style:style style:name="Table1.1" style:family="table-row">
      <style:table-row-properties style:min-row-height="0.3236in" fo:keep-together="auto"/>
    </style:style>
    <style:style style:name="Table1.A1" style:family="table-cell">
      <style:table-cell-properties style:vertical-align="top" fo:padding-left="0.05in" fo:padding-right="0.05in" fo:padding-top="0.0097in" fo:padding-bottom="0.0097in" fo:border-left="none" fo:border-right="none" fo:border-top="none" fo:border-bottom="1.5pt solid #000000" style:writing-mode="lr-tb"/>
    </style:style>
    <style:style style:name="Table1.D1" style:family="table-cell">
      <style:table-cell-properties style:vertical-align="bottom" fo:padding-left="0.05in" fo:padding-right="0.05in" fo:padding-top="0.0097in" fo:padding-bottom="0.0097in" fo:border-left="none" fo:border-right="none" fo:border-top="none" fo:border-bottom="1.5pt solid #000000" style:writing-mode="lr-tb"/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style:vertical-align="top" fo:padding-left="0.05in" fo:padding-right="0.05in" fo:padding-top="0.0097in" fo:padding-bottom="0.0097in" fo:border-left="none" fo:border-right="none" fo:border-top="1.5pt solid #000000" fo:border-bottom="none" style:writing-mode="lr-tb"/>
    </style:style>
    <style:style style:name="Table1.3" style:family="table-row">
      <style:table-row-properties style:min-row-height="0.016in" fo:keep-together="auto"/>
    </style:style>
    <style:style style:name="Table1.A3" style:family="table-cell">
      <style:table-cell-properties style:vertical-align="top" fo:padding-left="0.05in" fo:padding-right="0.05in" fo:padding-top="0.0097in" fo:padding-bottom="0.0097in" fo:border="none" style:writing-mode="lr-tb"/>
    </style:style>
    <style:style style:name="Table1.10" style:family="table-row">
      <style:table-row-properties style:min-row-height="0.209in" fo:keep-together="auto"/>
    </style:style>
    <style:style style:name="Table1.11" style:family="table-row">
      <style:table-row-properties style:min-row-height="0.1in" fo:keep-together="auto"/>
    </style:style>
    <style:style style:name="P1" style:family="paragraph" style:parent-style-name="No_20_Spacing1">
      <style:paragraph-properties fo:line-height="110%"/>
      <style:text-properties style:font-name="Times New Roman" fo:font-size="4pt" fo:font-weight="bold" style:font-size-asian="4pt" style:font-weight-asian="bold" style:font-name-complex="Times New Roman" style:font-size-complex="4pt" style:font-weight-complex="bold"/>
    </style:style>
    <style:style style:name="P2" style:family="paragraph" style:parent-style-name="No_20_Spacing1">
      <style:paragraph-properties fo:line-height="110%" style:snap-to-layout-grid="false"/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P3" style:family="paragraph" style:parent-style-name="No_20_Spacing1">
      <style:paragraph-properties fo:line-height="110%"/>
    </style:style>
    <style:style style:name="P4" style:family="paragraph" style:parent-style-name="No_20_Spacing1"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P5" style:family="paragraph" style:parent-style-name="No_20_Spacing1">
      <style:paragraph-properties fo:text-align="end" style:justify-single-word="false"/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P6" style:family="paragraph" style:parent-style-name="No_20_Spacing1">
      <style:text-properties fo:color="#000000" loext:opacity="100%" style:font-name="Times New Roman" style:font-name-asian="Times New Roman" style:font-name-complex="Times New Roman"/>
    </style:style>
    <style:style style:name="P7" style:family="paragraph" style:parent-style-name="No_20_Spacing1" style:list-style-name="WW8Num38">
      <style:paragraph-properties fo:margin-left="0.3799in" fo:margin-right="0in" fo:line-height="110%" fo:text-indent="-0.25in" style:auto-text-indent="false"/>
    </style:style>
    <style:style style:name="P8" style:family="paragraph" style:parent-style-name="No_20_Spacing1" style:list-style-name="WW8Num38">
      <style:paragraph-properties fo:margin-left="0.3799in" fo:margin-right="0in" fo:line-height="110%" fo:text-indent="-0.25in" style:auto-text-indent="false"/>
      <style:text-properties style:font-name="Times New Roman" style:font-name-complex="Times New Roman"/>
    </style:style>
    <style:style style:name="P9" style:family="paragraph" style:parent-style-name="No_20_Spacing1" style:list-style-name="WW8Num38">
      <style:paragraph-properties fo:margin-left="0.3752in" fo:margin-right="0in" fo:text-indent="-0.25in" style:auto-text-indent="false"/>
    </style:style>
    <style:style style:name="P10" style:family="paragraph" style:parent-style-name="No_20_Spacing1" style:list-style-name="WW8Num38">
      <style:paragraph-properties fo:margin-left="0.3752in" fo:margin-right="0in" fo:text-indent="-0.25in" style:auto-text-indent="false"/>
      <style:text-properties fo:color="#000000" loext:opacity="100%" style:font-name="Times New Roman" style:font-name-asian="Times New Roman" style:font-name-complex="Times New Roman"/>
    </style:style>
    <style:style style:name="P11" style:family="paragraph" style:parent-style-name="No_20_Spacing1">
      <style:paragraph-properties fo:margin-left="0.3752in" fo:margin-right="0in" fo:text-indent="0in" style:auto-text-indent="false"/>
      <style:text-properties fo:color="#000000" loext:opacity="100%" style:font-name="Times New Roman" fo:font-size="4pt" fo:font-weight="bold" style:font-name-asian="Times New Roman" style:font-size-asian="4pt" style:font-weight-asian="bold" style:font-name-complex="Times New Roman" style:font-size-complex="4pt"/>
    </style:style>
    <style:style style:name="P12" style:family="paragraph" style:parent-style-name="No_20_Spacing1">
      <style:paragraph-properties fo:margin-top="0in" fo:margin-bottom="0.0417in" style:contextual-spacing="false" fo:line-height="110%"/>
    </style:style>
    <style:style style:name="P13" style:family="paragraph" style:parent-style-name="No_20_Spacing1">
      <style:paragraph-properties fo:margin-top="0in" fo:margin-bottom="0.0417in" style:contextual-spacing="false" fo:line-height="110%"/>
      <style:text-properties officeooo:paragraph-rsid="001e07b3"/>
    </style:style>
    <style:style style:name="P14" style:family="paragraph" style:parent-style-name="No_20_Spacing1">
      <style:paragraph-properties fo:margin-top="0in" fo:margin-bottom="0.0417in" style:contextual-spacing="false" fo:line-height="110%"/>
      <style:text-properties style:font-name="Times New Roman" fo:font-style="italic" style:font-style-asian="italic" style:font-name-complex="Times New Roman"/>
    </style:style>
    <style:style style:name="P15" style:family="paragraph" style:parent-style-name="No_20_Spacing1">
      <style:paragraph-properties fo:margin-top="0in" fo:margin-bottom="0.0417in" style:contextual-spacing="false" fo:line-height="110%"/>
      <style:text-properties style:font-name="Times New Roman" style:font-name-complex="Times New Roman"/>
    </style:style>
    <style:style style:name="P16" style:family="paragraph" style:parent-style-name="No_20_Spacing1">
      <style:paragraph-properties fo:margin-left="0in" fo:margin-right="0in" fo:line-height="110%" fo:text-indent="0in" style:auto-text-indent="false"/>
      <style:text-properties style:font-name="Times New Roman" fo:font-size="4pt" style:font-size-asian="4pt" style:font-name-complex="Times New Roman" style:font-size-complex="4pt"/>
    </style:style>
    <style:style style:name="P17" style:family="paragraph" style:parent-style-name="No_20_Spacing1">
      <style:paragraph-properties fo:margin-left="0in" fo:margin-right="0in" fo:line-height="110%" fo:text-indent="0in" style:auto-text-indent="false" style:snap-to-layout-grid="false">
        <style:tab-stops>
          <style:tab-stop style:position="6.052in"/>
          <style:tab-stop style:position="6.1354in"/>
          <style:tab-stop style:position="6.2083in"/>
        </style:tab-stops>
      </style:paragraph-properties>
      <style:text-properties style:font-name="Times New Roman" fo:font-size="11pt" fo:font-style="normal" officeooo:paragraph-rsid="001e07b3" style:font-size-asian="9.60000038146973pt" style:font-style-asian="normal" style:font-name-complex="Times New Roman" style:font-size-complex="11pt" style:font-style-complex="normal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22pt" style:font-size-asian="22pt" style:font-name-complex="Times New Roman" style:font-size-complex="2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Times New Roman" style:font-name-complex="Times New Roman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style:font-name-complex="Times New Roman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 style:snap-to-layout-grid="false"/>
      <style:text-properties style:font-name="Times New Roman" style:font-name-complex="Times New Roman"/>
    </style:style>
    <style:style style:name="P25" style:family="paragraph" style:parent-style-name="Standard">
      <style:paragraph-properties fo:margin-top="0in" fo:margin-bottom="0in" style:contextual-spacing="false" fo:line-height="100%" style:snap-to-layout-grid="false"/>
      <style:text-properties style:font-name="Times New Roman" style:font-name-complex="Times New Roman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 style:snap-to-layout-grid="false"/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Times New Roman" fo:font-style="italic" style:font-style-asian="italic" style:font-name-complex="Times New Roman"/>
    </style:style>
    <style:style style:name="P29" style:family="paragraph" style:parent-style-name="Standard">
      <style:paragraph-properties fo:margin-top="0in" fo:margin-bottom="0in" style:contextual-spacing="false" fo:line-height="100%" style:snap-to-layout-grid="false"/>
      <style:text-properties style:font-name="Times New Roman" fo:font-size="4pt" style:text-underline-style="solid" style:text-underline-width="auto" style:text-underline-color="font-color" fo:font-weight="bold" style:font-size-asian="4pt" style:font-weight-asian="bold" style:font-name-complex="Times New Roman" style:font-size-complex="4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Times New Roman" fo:font-weight="bold" style:font-weight-asian="bold" style:font-name-complex="Times New Roman"/>
    </style:style>
    <style:style style:name="P3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font-weight="bold" style:font-weight-asian="bold" style:font-name-complex="Times New Roman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bold" officeooo:rsid="001e07b3" officeooo:paragraph-rsid="001e07b3" style:font-style-asian="normal" style:font-weight-asian="bold" style:font-name-complex="Times New Roman" style:font-style-complex="normal" style:font-weight-complex="bold"/>
    </style:style>
    <style:style style:name="P3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font-style="italic" fo:font-weight="normal" officeooo:rsid="001e07b3" officeooo:paragraph-rsid="001e07b3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font-style="normal" fo:font-weight="bold" officeooo:rsid="001e07b3" officeooo:paragraph-rsid="001e07b3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Times New Roman" fo:font-size="11pt" fo:language="en" fo:country="US" fo:font-style="italic" fo:font-weight="normal" officeooo:rsid="001e07b3" officeooo:paragraph-rsid="001e07b3" style:font-name-asian="Calibri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Times New Roman" fo:font-size="22pt" style:font-size-asian="22pt" style:font-name-complex="Times New Roman" style:font-size-complex="22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1e07b3" style:font-name-complex="Times New Roman"/>
    </style:style>
    <style:style style:name="T5" style:family="text">
      <style:text-properties style:font-name="Times New Roman" fo:font-weight="bold" style:font-weight-asian="bold" style:font-name-complex="Times New Roman"/>
    </style:style>
    <style:style style:name="T6" style:family="text">
      <style:text-properties style:font-name="Times New Roman" fo:font-weight="bold" style:font-weight-asian="bold" style:font-name-complex="Times New Roman" style:font-weight-complex="bold"/>
    </style:style>
    <style:style style:name="T7" style:family="text">
      <style:text-properties style:font-name="Times New Roman" fo:font-style="italic" style:font-style-asian="italic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T14" style:family="text">
      <style:text-properties fo:color="#000000" loext:opacity="100%" style:font-name="Times New Roman" fo:font-style="italic" style:font-name-asian="Times New Roman" style:font-style-asian="italic" style:font-name-complex="Times New Roman"/>
    </style:style>
    <style:style style:name="T15" style:family="text">
      <style:text-properties fo:color="#000000" loext:opacity="100%" style:font-name="Times New Roman" style:font-name-asian="Times New Roman" style:font-name-complex="Times New Roman"/>
    </style:style>
    <style:style style:name="T16" style:family="text">
      <style:text-properties fo:color="#000000" loext:opacity="100%" style:font-name="Times New Roman" fo:font-size="4pt" fo:font-weight="bold" style:font-name-asian="Times New Roman" style:font-size-asian="4pt" style:font-weight-asian="bold" style:font-name-complex="Times New Roman" style:font-size-complex="4pt"/>
    </style:style>
    <style:style style:name="T17" style:family="text">
      <style:text-properties fo:color="#000000" loext:opacity="100%" fo:font-weight="bold" style:font-name-asian="Times New Roman" style:font-weight-asian="bold"/>
    </style:style>
    <style:style style:name="T18" style:family="text">
      <style:text-properties officeooo:rsid="001e07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21">GARRY PEFFER</text:p>
          </table:table-cell>
          <table:covered-table-cell/>
          <table:covered-table-cell/>
          <table:table-cell table:style-name="Table1.D1" office:value-type="string">
            <text:p text:style-name="P23">Local To</text:p>
            <text:p text:style-name="P20"><text:span text:style-name="T3">Jacksonville, NC 28546</text:span></text:p>
          </table:table-cell>
        </table:table-row>
        <table:table-row table:style-name="Table1.2">
          <table:table-cell table:style-name="Table1.A2" table:number-columns-spanned="3" office:value-type="string">
            <text:p text:style-name="P22">gpeffer98@gmail.com</text:p>
          </table:table-cell>
          <table:covered-table-cell/>
          <table:covered-table-cell/>
          <table:table-cell table:style-name="Table1.A2" office:value-type="string">
            <text:p text:style-name="P20"><text:span text:style-name="T3">(910) 581-3383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25"/>
          </table:table-cell>
          <table:covered-table-cell/>
          <table:covered-table-cell/>
          <table:table-cell table:style-name="Table1.A3" office:value-type="string">
            <text:p text:style-name="P24"/>
          </table:table-cell>
        </table:table-row>
        <table:table-row table:style-name="Table1.3">
          <table:table-cell table:style-name="Table1.A3" table:number-columns-spanned="3" office:value-type="string">
            <text:p text:style-name="P26">EDUCATION</text:p>
          </table:table-cell>
          <table:covered-table-cell/>
          <table:covered-table-cell/>
          <table:table-cell table:style-name="Table1.A3" office:value-type="string">
            <text:p text:style-name="P27"/>
          </table:table-cell>
        </table:table-row>
        <table:table-row table:style-name="Table1.3">
          <table:table-cell table:style-name="Table1.A3" table:number-columns-spanned="3" office:value-type="string">
            <text:p text:style-name="P19"><text:span text:style-name="T5">Branson High School</text:span></text:p>
            <text:p text:style-name="P28">Focused on Communication and Leadership</text:p>
            <text:p text:style-name="P28"><text:span text:style-name="T7"/></text:p>
            <text:p text:style-name="P32">Embry-Riddle Aeronautical University</text:p>
            <text:p text:style-name="P35">AIT SkillBridge Program</text:p>
          </table:table-cell>
          <table:covered-table-cell/>
          <table:covered-table-cell/>
          <table:table-cell table:style-name="Table1.A3" office:value-type="string">
            <text:p text:style-name="P20"><text:span text:style-name="T5">Branson, MO</text:span></text:p>
            <text:p text:style-name="P20"><text:span text:style-name="T7">Class of 2016</text:span></text:p>
            <text:p text:style-name="P20"><text:span text:style-name="T7"/></text:p>
            <text:p text:style-name="P34"><text:span text:style-name="T3">Camp Lejuene, NC</text:span></text:p>
            <text:p text:style-name="P33"><text:span text:style-name="T3">Sep. 2021 – Dec 2021</text:span></text:p>
          </table:table-cell>
        </table:table-row>
        <table:table-row table:style-name="Table1.3">
          <table:table-cell table:style-name="Table1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29"/>
            <text:p text:style-name="P26">WORK EXPERIENCE</text:p>
          </table:table-cell>
          <table:covered-table-cell/>
          <table:covered-table-cell/>
          <table:table-cell table:style-name="Table1.A3" office:value-type="string">
            <text:p text:style-name="P27"/>
          </table:table-cell>
        </table:table-row>
        <table:table-row table:style-name="Table1.3">
          <table:table-cell table:style-name="Table1.A3" table:number-columns-spanned="3" office:value-type="string">
            <text:p text:style-name="P30">United States Marine Corps</text:p>
            <text:p text:style-name="P28">Transmission Systems Operator</text:p>
          </table:table-cell>
          <table:covered-table-cell/>
          <table:covered-table-cell/>
          <table:table-cell table:style-name="Table1.A3" office:value-type="string">
            <text:p text:style-name="P31">Camp Lejeune, NC</text:p>
            <text:p text:style-name="P20"><text:span text:style-name="T7">January 2018 – Current</text:span></text:p>
          </table:table-cell>
        </table:table-row>
        <table:table-row table:style-name="Table1.3">
          <table:table-cell table:style-name="Table1.A3" table:number-columns-spanned="4" office:value-type="string">
            <text:list xml:id="list3508342713" text:style-name="WW8Num38">
              <text:list-item>
                <text:p text:style-name="P7"><text:span text:style-name="T3">3+ years of experience working with numerous radio information systems.</text:span></text:p>
              </text:list-item>
              <text:list-item>
                <text:p text:style-name="P8">Formal training on protocol and maintenance of Single Key Loader (SKL)</text:p>
              </text:list-item>
              <text:list-item>
                <text:p text:style-name="P8">Formal training on Rapid Response Kit VSAT (RRK)</text:p>
              </text:list-item>
              <text:list-item>
                <text:p text:style-name="P8">Maintained no fewer than 2 billets at a time, showcasing versatility and organizational ability.</text:p>
              </text:list-item>
              <text:list-item>
                <text:p text:style-name="P7"><text:span text:style-name="T6">DOD SECRET CLEARANCE </text:span><text:span text:style-name="T3">2018 - Present</text:span>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3" table:number-columns-spanned="4" office:value-type="string">
            <text:p text:style-name="P17"><text:span text:style-name="T12"/>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3" table:number-columns-spanned="4" office:value-type="string">
            <text:p text:style-name="P2"/>
            <text:p text:style-name="P3"><text:span text:style-name="T8">LEADERSHIP</text:span>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3" table:number-columns-spanned="2" office:value-type="string">
            <text:p text:style-name="P4">US Marine Corps</text:p>
            <text:p text:style-name="P28">Squad Leader</text:p>
          </table:table-cell>
          <table:covered-table-cell/>
          <table:table-cell table:style-name="Table1.A3" table:number-columns-spanned="2" office:value-type="string">
            <text:p text:style-name="P5">Camp Lejeune, NC</text:p>
            <text:p text:style-name="P20"><text:span text:style-name="T14">2018- Current</text:span></text:p>
          </table:table-cell>
          <table:covered-table-cell/>
        </table:table-row>
        <table:table-row table:style-name="Table1.11">
          <table:table-cell table:style-name="Table1.A3" table:number-columns-spanned="4" office:value-type="string">
            <text:list xml:id="list151153324271653" text:continue-numbering="true" text:style-name="WW8Num38">
              <text:list-item>
                <text:p text:style-name="P9"><text:span text:style-name="T15">Attended official leadership seminars.</text:span></text:p>
              </text:list-item>
              <text:list-item>
                <text:p text:style-name="P9"><text:span text:style-name="T15">Responsible for evaluation and refinement of my subordinates’ technical and tactical abilities.</text:span></text:p>
              </text:list-item>
              <text:list-item>
                <text:p text:style-name="P10">Lead from the front mentality; Lead by example.</text:p>
              </text:list-item>
              <text:list-item>
                <text:p text:style-name="P10">Acted as shift lead for multiple operations, ensuring completion of assigned tasks and maintaining accountability of those in my charge during my shift.</text:p>
              </text:list-item>
            </text:list>
            <text:p text:style-name="P6"/>
            <text:p text:style-name="P6"/>
            <text:p text:style-name="P11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3" table:number-columns-spanned="4" office:value-type="string">
            <text:p text:style-name="P3"><text:span text:style-name="T8">ADDITIONAL INFORMATION</text:span>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3" office:value-type="string">
            <text:p text:style-name="P12"><text:span text:style-name="T7">Skills:</text:span></text:p>
            <text:p text:style-name="P14">Computer:</text:p>
            <text:p text:style-name="P14">Certifications:</text:p>
            <text:p text:style-name="P12"><text:span text:style-name="T7">Interests: </text:span></text:p>
          </table:table-cell>
          <table:table-cell table:style-name="Table1.A3" table:number-columns-spanned="3" office:value-type="string">
            <text:p text:style-name="P13"><text:span text:style-name="T3">Attention to detail, Prioritizing, Multitasking, Delegating </text:span></text:p>
            <text:p text:style-name="P13"><text:span text:style-name="T4">Linux Command Line, Git, SQL, Python, </text:span><text:span text:style-name="T3">Excel, PowerPoint, and HTML</text:span></text:p>
            <text:p text:style-name="P15"><text:span text:style-name="T18">AWS Cloud Practitioner, </text:span>Marine Corps Small Unit Leadership Certification</text:p>
            <text:p text:style-name="P15">Gaming, Computer Sciences, Beach</text:p>
          </table:table-cell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ucida Grande" svg:font-family="'Lucida Grande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_20_Spacing1" style:display-name="No Spacing1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ody_20_Text_20_2" style:display-name="Body Text 2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mment_20_Text" style:display-name="Comment Text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Comment_20_Subject" style:display-name="Comment Subject" style:family="paragraph" style:parent-style-name="Comment_20_Text" style:next-style-name="Comment_20_Text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Lucida Grande" fo:font-family="'Lucida Grande'" style:font-family-generic="roman" fo:font-size="9pt" style:font-size-asian="9pt" style:font-name-complex="Lucida Grande" style:font-family-complex="'Lucida Grande'" style:font-family-generic-complex="roman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-0.25in" fo:text-indent="0in" style:auto-text-indent="false" style:text-autospace="none" style:punctuation-wrap="simple" style:vertical-align="baseline"/>
      <style:text-properties fo:color="#1f497d" loext:opacity="100%" fo:font-size="20pt" fo:font-weight="normal" style:font-size-asian="20pt" style:font-weight-asian="normal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Resume_20_Align_20_Right" style:display-name="Resume Align Right" style:family="paragraph" style:parent-style-name="Standard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Revision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fo:color="#000000" loext:opacity="100%" style:font-name="Symbol" fo:font-family="Symbol" style:font-family-generic="roman" style:font-pitch="variable" style:font-charset="x-symbol" fo:font-size="6pt" style:font-name-asian="Times New Roman" style:font-family-asian="'Times New Roman'" style:font-family-generic-asian="roman" style:font-pitch-asian="variable" style:font-size-asian="6pt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2_20_Char" style:display-name="Body Text 2 Ch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Body_20_Text_20_3_20_Char" style:display-name="Body Text 3 Char" style:family="text">
      <style:text-properties fo:font-size="8pt" style:font-size-asian="8pt" style:font-size-complex="8pt"/>
    </style:style>
    <style:style style:name="Comment_20_Reference" style:display-name="Comment Reference" style:family="text">
      <style:text-properties fo:font-size="9pt" style:font-size-asian="9pt" style:font-size-complex="9pt"/>
    </style:style>
    <style:style style:name="Comment_20_Text_20_Char" style:display-name="Comment Text Char" style:family="text">
      <style:text-properties fo:font-size="12pt" style:font-size-asian="12pt" style:font-size-complex="12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>
      <style:text-properties style:font-name="Lucida Grande" fo:font-family="'Lucida Grande'" style:font-family-generic="roman" fo:font-size="9pt" style:font-size-asian="9pt" style:font-name-complex="Lucida Grande" style:font-family-complex="'Lucida Grande'" style:font-family-generic-complex="roman" style:font-size-complex="9pt"/>
    </style:style>
    <style:style style:name="Footer_20_Char" style:display-name="Footer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Body_20_Text_20_Char" style:display-name="Body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0.6874in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fo:text-indent="-0.25in" fo:margin-left="1.1874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1.6874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 text:start-value="2004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text:style-name="WW8Num1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2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25in" fo:margin-left="2.04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2.54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3.046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3.54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4.04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4.5465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5.04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5.54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6.0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0.8472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1.3472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1.8472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2.3472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2.8472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3.3472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3.8472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4.3472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4.8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3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9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9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rrison</meta:initial-creator>
    <meta:creation-date>2021-05-27T14:34:00</meta:creation-date>
    <dc:date>2021-09-16T15:11:52.010668590</dc:date>
    <meta:print-date>2011-08-16T20:33:00</meta:print-date>
    <meta:editing-cycles>5</meta:editing-cycles>
    <meta:editing-duration>PT34M59S</meta:editing-duration>
    <meta:document-statistic meta:table-count="1" meta:image-count="0" meta:object-count="0" meta:page-count="1" meta:paragraph-count="42" meta:word-count="203" meta:character-count="1389" meta:non-whitespace-character-count="1233"/>
    <meta:generator>LibreOffice/7.1.6.2.0$Linux_X86_64 LibreOffice_project/10$Build-2</meta:generator>
  </office:meta>
</office:document-meta>
</file>